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dale Mono" svg:font-family="'Andale Mono'" style:font-pitch="variable"/>
    <style:font-face style:name="Futura" svg:font-family="Futura" style:font-pitch="variable"/>
    <style:font-face style:name="Helvetica Neue" svg:font-family="'Helvetica Neue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6e03"/>
    </style:style>
    <style:style style:name="P2" style:family="paragraph" style:parent-style-name="wNoteBody">
      <style:text-properties officeooo:paragraph-rsid="001498c9"/>
    </style:style>
    <style:style style:name="P3" style:family="paragraph" style:parent-style-name="wNoteBody">
      <style:text-properties officeooo:rsid="0015355a" officeooo:paragraph-rsid="001651df"/>
    </style:style>
    <style:style style:name="P4" style:family="paragraph" style:parent-style-name="wNoteBody">
      <style:text-properties officeooo:paragraph-rsid="001651df"/>
    </style:style>
    <style:style style:name="P5" style:family="paragraph" style:parent-style-name="wNoteBody">
      <style:text-properties officeooo:rsid="001651df" officeooo:paragraph-rsid="001651df"/>
    </style:style>
    <style:style style:name="P6" style:family="paragraph" style:parent-style-name="wNoteBody">
      <style:text-properties officeooo:rsid="00180c2c" officeooo:paragraph-rsid="00180c2c"/>
    </style:style>
    <style:style style:name="P7" style:family="paragraph" style:parent-style-name="wNoteBody">
      <style:text-properties officeooo:rsid="00180c2c" officeooo:paragraph-rsid="0032113f"/>
    </style:style>
    <style:style style:name="P8" style:family="paragraph" style:parent-style-name="wNoteBody">
      <style:text-properties officeooo:rsid="00190b7f" officeooo:paragraph-rsid="00190b7f"/>
    </style:style>
    <style:style style:name="P9" style:family="paragraph" style:parent-style-name="wNoteBody">
      <style:text-properties officeooo:rsid="0019d991" officeooo:paragraph-rsid="0019d991"/>
    </style:style>
    <style:style style:name="P10" style:family="paragraph" style:parent-style-name="wNoteBody">
      <style:text-properties officeooo:rsid="001b00dd" officeooo:paragraph-rsid="001b00dd"/>
    </style:style>
    <style:style style:name="P11" style:family="paragraph" style:parent-style-name="wNoteBody">
      <style:text-properties officeooo:rsid="001b00dd" officeooo:paragraph-rsid="0032113f"/>
    </style:style>
    <style:style style:name="P12" style:family="paragraph" style:parent-style-name="wNoteBody">
      <style:text-properties officeooo:rsid="001c6746" officeooo:paragraph-rsid="001c6746"/>
    </style:style>
    <style:style style:name="P13" style:family="paragraph" style:parent-style-name="wNoteBody">
      <style:text-properties officeooo:rsid="001dc8c8" officeooo:paragraph-rsid="001dc8c8"/>
    </style:style>
    <style:style style:name="P14" style:family="paragraph" style:parent-style-name="wNoteBody">
      <style:text-properties officeooo:rsid="001dc8c8" officeooo:paragraph-rsid="0032113f"/>
    </style:style>
    <style:style style:name="P15" style:family="paragraph" style:parent-style-name="wNoteBody">
      <style:text-properties officeooo:rsid="00213d52" officeooo:paragraph-rsid="00213d52"/>
    </style:style>
    <style:style style:name="P16" style:family="paragraph" style:parent-style-name="wNoteBody">
      <style:text-properties officeooo:rsid="00213d52" officeooo:paragraph-rsid="001dc8c8"/>
    </style:style>
    <style:style style:name="P17" style:family="paragraph" style:parent-style-name="wNoteBody">
      <style:text-properties officeooo:rsid="00215225" officeooo:paragraph-rsid="00215225"/>
    </style:style>
    <style:style style:name="P18" style:family="paragraph" style:parent-style-name="wNoteBody">
      <style:text-properties officeooo:rsid="00227ee9" officeooo:paragraph-rsid="00227ee9"/>
    </style:style>
    <style:style style:name="P19" style:family="paragraph" style:parent-style-name="wNoteBody">
      <style:text-properties officeooo:rsid="0022e139" officeooo:paragraph-rsid="0022e139"/>
    </style:style>
    <style:style style:name="P20" style:family="paragraph" style:parent-style-name="wNoteBody">
      <style:text-properties officeooo:rsid="0023fb8e" officeooo:paragraph-rsid="0023fb8e"/>
    </style:style>
    <style:style style:name="P21" style:family="paragraph" style:parent-style-name="wNoteBody">
      <style:text-properties officeooo:rsid="0026fe7d" officeooo:paragraph-rsid="0026fe7d"/>
    </style:style>
    <style:style style:name="P22" style:family="paragraph" style:parent-style-name="wNoteBody">
      <style:text-properties officeooo:rsid="00287c6f" officeooo:paragraph-rsid="00287c6f"/>
    </style:style>
    <style:style style:name="P23" style:family="paragraph" style:parent-style-name="wNoteBody">
      <style:text-properties officeooo:rsid="00295b65" officeooo:paragraph-rsid="00295b65"/>
    </style:style>
    <style:style style:name="P24" style:family="paragraph" style:parent-style-name="wNoteBody">
      <style:text-properties officeooo:paragraph-rsid="0032113f"/>
    </style:style>
    <style:style style:name="P25" style:family="paragraph" style:parent-style-name="wCodeSingleLine">
      <style:paragraph-properties fo:margin-left="0.4925in" fo:margin-right="0in" fo:text-indent="0in" style:auto-text-indent="false"/>
    </style:style>
    <style:style style:name="P26" style:family="paragraph" style:parent-style-name="wNoteBody">
      <style:paragraph-properties fo:margin-left="0.4925in" fo:margin-right="0in" fo:text-indent="0in" style:auto-text-indent="false"/>
      <style:text-properties officeooo:rsid="002b0ae2" officeooo:paragraph-rsid="002b0ae2"/>
    </style:style>
    <style:style style:name="P27" style:family="paragraph" style:parent-style-name="wNoteBody">
      <style:paragraph-properties fo:margin-left="0.4925in" fo:margin-right="0in" fo:text-indent="0in" style:auto-text-indent="false"/>
      <style:text-properties officeooo:rsid="002be679" officeooo:paragraph-rsid="002be679"/>
    </style:style>
    <style:style style:name="P28" style:family="paragraph" style:parent-style-name="wNoteBody">
      <style:paragraph-properties fo:margin-left="0in" fo:margin-right="0in" fo:text-indent="0in" style:auto-text-indent="false"/>
      <style:text-properties officeooo:rsid="002b0ae2" officeooo:paragraph-rsid="002b0ae2"/>
    </style:style>
    <style:style style:name="P29" style:family="paragraph" style:parent-style-name="wNoteBody">
      <style:paragraph-properties fo:margin-left="0in" fo:margin-right="0in" fo:text-indent="0in" style:auto-text-indent="false"/>
      <style:text-properties officeooo:rsid="002dc17e" officeooo:paragraph-rsid="002dc17e"/>
    </style:style>
    <style:style style:name="P30" style:family="paragraph" style:parent-style-name="wNoteBody">
      <style:paragraph-properties fo:margin-left="0in" fo:margin-right="0in" fo:text-indent="0in" style:auto-text-indent="false"/>
      <style:text-properties fo:font-weight="bold" officeooo:rsid="002dc17e" officeooo:paragraph-rsid="002dc17e" style:font-weight-asian="bold" style:font-weight-complex="bold"/>
    </style:style>
    <style:style style:name="P31" style:family="paragraph" style:parent-style-name="Heading_20_3">
      <style:text-properties officeooo:rsid="0033ea35" officeooo:paragraph-rsid="0033ea35"/>
    </style:style>
    <style:style style:name="P32" style:family="paragraph" style:parent-style-name="wNoteBody" style:list-style-name="L1">
      <style:text-properties officeooo:rsid="001dc8c8" officeooo:paragraph-rsid="0032113f"/>
    </style:style>
    <style:style style:name="P33" style:family="paragraph" style:parent-style-name="wNoteBody" style:list-style-name="L1">
      <style:text-properties officeooo:rsid="00213d52" officeooo:paragraph-rsid="0032113f"/>
    </style:style>
    <style:style style:name="P34" style:family="paragraph" style:parent-style-name="wNoteBody" style:list-style-name="L2">
      <style:text-properties officeooo:rsid="00213d52" officeooo:paragraph-rsid="00213d52"/>
    </style:style>
    <style:style style:name="P35" style:family="paragraph" style:parent-style-name="wNoteBody" style:list-style-name="L2">
      <style:text-properties officeooo:rsid="00215225" officeooo:paragraph-rsid="00227ee9"/>
    </style:style>
    <style:style style:name="P36" style:family="paragraph" style:parent-style-name="wNoteBody" style:list-style-name="L2">
      <style:text-properties officeooo:rsid="00215225" officeooo:paragraph-rsid="00215225"/>
    </style:style>
    <style:style style:name="P37" style:family="paragraph" style:parent-style-name="wNoteBody" style:list-style-name="L3">
      <style:text-properties officeooo:rsid="0025c687" officeooo:paragraph-rsid="0025c687"/>
    </style:style>
    <style:style style:name="P38" style:family="paragraph" style:parent-style-name="wNoteBody">
      <style:text-properties officeooo:rsid="0033ea35" officeooo:paragraph-rsid="0033ea3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848f"/>
    </style:style>
    <style:style style:name="T3" style:family="text">
      <style:text-properties officeooo:rsid="0012cf5e"/>
    </style:style>
    <style:style style:name="T4" style:family="text">
      <style:text-properties officeooo:rsid="0015355a"/>
    </style:style>
    <style:style style:name="T5" style:family="text">
      <style:text-properties officeooo:rsid="001651df"/>
    </style:style>
    <style:style style:name="T6" style:family="text">
      <style:text-properties officeooo:rsid="001c6746"/>
    </style:style>
    <style:style style:name="T7" style:family="text">
      <style:text-properties officeooo:rsid="00213d52"/>
    </style:style>
    <style:style style:name="T8" style:family="text">
      <style:text-properties officeooo:rsid="00215225"/>
    </style:style>
    <style:style style:name="T9" style:family="text">
      <style:text-properties officeooo:rsid="0022e139"/>
    </style:style>
    <style:style style:name="T10" style:family="text">
      <style:text-properties officeooo:rsid="0025c687"/>
    </style:style>
    <style:style style:name="T11" style:family="text">
      <style:text-properties officeooo:rsid="0026fe7d"/>
    </style:style>
    <style:style style:name="T12" style:family="text">
      <style:text-properties officeooo:rsid="002b0ae2"/>
    </style:style>
    <style:style style:name="T13" style:family="text">
      <style:text-properties officeooo:rsid="00180c2c"/>
    </style:style>
    <style:style style:name="T14" style:family="text">
      <style:text-properties officeooo:rsid="001b00dd"/>
    </style:style>
    <style:style style:name="T15" style:family="text">
      <style:text-properties officeooo:rsid="001dc8c8"/>
    </style:style>
    <style:style style:name="T16" style:family="text">
      <style:text-properties officeooo:rsid="0033ea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wH1" text:outline-level="1">Sublimetext 2 Notes</text:h>
      <text:h text:style-name="Heading_20_3" text:outline-level="3">Shortcuts &amp; Menu Selections</text:h>
      <text:h text:style-name="wH4" text:outline-level="3">Editing Environment</text:h>
      <text:p text:style-name="wNoteBody">Reopen last closed file: <text:s/><text:span text:style-name="menuCommand_20_character">Shift Cmd t</text:span></text:p>
      <text:p text:style-name="wNoteBody">Switch between open files: <text:span text:style-name="menuCommand_20_character">Cmd + any number key </text:span>or<text:span text:style-name="menuCommand_20_character"> Shift Cmd Tab </text:span><text:span text:style-name="T3">or</text:span><text:span text:style-name="menuCommand_20_character"> Cmd Tab</text:span><text:span text:style-name="T3"> </text:span>for recent files</text:p>
      <text:p text:style-name="wNoteBody"><text:span text:style-name="T3">or use</text:span><text:span text:style-name="menuCommand_20_character"> Cmd P </text:span>to search and type in bit of file name.</text:p>
      <text:p text:style-name="P7">Switch between projects: <text:span text:style-name="menuCommand_20_character">Ctrl Cmd P</text:span></text:p>
      <text:p text:style-name="P7">Split window view: <text:span text:style-name="menuCommand_20_character">View → Layout</text:span></text:p>
      <text:p text:style-name="P24"><text:span text:style-name="T13">Jump back and forth between up to 4 files in split view: </text:span><text:span text:style-name="menuCommand_20_character">Ctrl + (1 – 4) </text:span></text:p>
      <text:p text:style-name="P7">Multiple tabs with the same file: <text:span text:style-name="menuCommand_20_character">File → New View Into File</text:span></text:p>
      <text:p text:style-name="P7"/>
      <text:p text:style-name="wH4">Text Manipulation</text:p>
      <text:p text:style-name="P5">Reindent Flattened Indentation: Select, then <text:span text:style-name="menuCommand_20_character">Edit → Line → Reindent</text:span></text:p>
      <text:p text:style-name="P6">Jump back and forth between matching brackets and parens: <text:span text:style-name="menuCommand_20_character">Ctrl M</text:span></text:p>
      <text:p text:style-name="P8">Regular Find: <text:span text:style-name="menuCommand_20_character">Cmd F</text:span> then use <text:span text:style-name="menuCommand_20_character">Enter</text:span> to jump between occurrences</text:p>
      <text:p text:style-name="P8">Incremental Find: <text:span text:style-name="menuCommand_20_character">Cmd I</text:span> then use <text:span text:style-name="menuCommand_20_character">Enter</text:span> to drop right at the first occurrence. Hit <text:span text:style-name="menuCommand_20_character">Esc</text:span> to go back to where you started. Good for navigation to check on things then go back to where you were</text:p>
      <text:p text:style-name="P9">Find and Replace: <text:span text:style-name="menuCommand_20_character">Cmd Opt F </text:span>note the preserve case button</text:p>
      <text:p text:style-name="P9">Search across multiple files and folders: <text:span text:style-name="menuCommand_20_character">Cmd Shift F </text:span>A button toggles between showing results in a tab or a panel</text:p>
      <text:p text:style-name="P9">Move on through the results of the last search: <text:span text:style-name="menuCommand_20_character">F4</text:span> <text:s/></text:p>
      <text:p text:style-name="P14"><text:span text:style-name="T15">Transpose characters or words:</text:span><text:span text:style-name="menuCommand_20_character"> Ctrl t </text:span><text:span text:style-name="T15">with cursor between things to transpose</text:span></text:p>
      <text:h text:style-name="wH4" text:outline-level="3">Navigating in a File</text:h>
      <text:p text:style-name="P11"><text:span text:style-name="T14">Move through text one word at a time: </text:span><text:span text:style-name="menuCommand_20_character">Opt + ( → or ← )</text:span></text:p>
      <text:p text:style-name="P10">Build a selection as you move through text one word at a time: <text:span text:style-name="menuCommand_20_character">Shift Opt + ( → or ← )</text:span></text:p>
      <text:p text:style-name="P10">Select current word : <text:span text:style-name="menuCommand_20_character">Cmd d</text:span></text:p>
      <text:p text:style-name="P10">Select current line: <text:span text:style-name="menuCommand_20_character">Cmd l</text:span></text:p>
      <text:p text:style-name="P10">Expand Selection to paragraph (or chunk of code with blank lines before and after: <text:span text:style-name="menuCommand_20_character">make a custom</text:span></text:p>
      <text:p text:style-name="P10">Select contents of a tag <text:span text:style-name="T6">in HTML</text:span>: <text:span text:style-name="menuCommand_20_character">Cmd Shift A</text:span><text:line-break/>repeat to select the tag, contents of parent tag, parent tag etc</text:p>
      <text:p text:style-name="P12">Select contents of bracket like things in JS: <text:span text:style-name="menuCommand_20_character">Ctrl Shift m</text:span><text:line-break/><text:soft-page-break/>repeat in a similar way to selecting contents of a tag</text:p>
      <text:p text:style-name="P12">Select by indentation: <text:span text:style-name="menuCommand_20_character">Cmd Shift J</text:span></text:p>
      <text:p text:style-name="P12">Select by scope: <text:span text:style-name="menuCommand_20_character">Cmd Shift Spacebar</text:span> – selects by type indicated by syntax colouring. Good for things like character entities.</text:p>
      <text:p text:style-name="P14">Move line up or down: <text:span text:style-name="menuCommand_20_character">Cmd Ctrl up/down arrow</text:span> with cursor in the line to move</text:p>
      <text:p text:style-name="P14">Duplicate Line: Cmd Shift d</text:p>
      <text:p text:style-name="P14">Bookmark a place (toggle): <text:span text:style-name="menuCommand_20_character">Cmd F2</text:span> then use <text:span text:style-name="menuCommand_20_character">F2</text:span> to move through bookmarks </text:p>
      <text:p text:style-name="P14">Goto Anywhere: <text:span text:style-name="menuCommand_20_character">Cmd P</text:span> to move within project, hit . <text:span text:style-name="T7">Hit </text:span><text:span text:style-name="menuCommand_20_character">Enter</text:span><text:span text:style-name="T7"> to open the file once you find whatever it is, </text:span><text:span text:style-name="menuCommand_20_character">Esc</text:span><text:span text:style-name="T7"> to go back to wherever you were.</text:span></text:p>
      <text:list xml:id="list5508471838155135929" text:style-name="L1">
        <text:list-item>
          <text:p text:style-name="P32"><text:span text:style-name="menuCommand_20_character">#</text:span> first to put into fuzzy matching mode</text:p>
        </text:list-item>
        <text:list-item>
          <text:p text:style-name="P32"><text:span text:style-name="menuCommand_20_character">:</text:span> <text:span text:style-name="T7">to go to a line number</text:span></text:p>
        </text:list-item>
        <text:list-item>
          <text:p text:style-name="P33"><text:span text:style-name="menuCommand_20_character">@</text:span> to get a symbol list (id's, objects, etc)</text:p>
        </text:list-item>
      </text:list>
      <text:p text:style-name="P13"/>
      <text:p text:style-name="P16"/>
      <text:p text:style-name="P15">Command Palette: <text:span text:style-name="menuCommand_20_character">Cmd Shift p</text:span> <text:s/>Opens a list of every command available in the editor right now. Quick way to shift syntax modes.</text:p>
      <text:p text:style-name="P15">Multiple Selection: </text:p>
      <text:list xml:id="list4293174438436491562" text:style-name="L2">
        <text:list-item>
          <text:p text:style-name="P34">Hold down <text:span text:style-name="menuCommand_20_character">Cmd</text:span> and <text:span text:style-name="menuCommand_20_character">click</text:span> or <text:span text:style-name="menuCommand_20_character">drag</text:span> to create multiple cursors</text:p>
        </text:list-item>
        <text:list-item>
          <text:p text:style-name="P35">Create additional cursors on lines directly above or below: <text:span text:style-name="menuCommand_20_character">Ctrl Shift (up or down arrow)</text:span></text:p>
        </text:list-item>
        <text:list-item>
          <text:p text:style-name="P36">Split selection into multiple lines first with <text:span text:style-name="menuCommand_20_character">Cmd Shift l</text:span> then move cursors to the beginning of the line with <text:span text:style-name="menuCommand_20_character">Cmd ( ← or → )</text:span> then use <text:span text:style-name="menuCommand_20_character">Op</text:span><text:span text:style-name="menuCommand_20_character"><text:span text:style-name="T8">t</text:span></text:span><text:span text:style-name="menuCommand_20_character"> ( ← or → ) </text:span>to move all cursors to the starting point for the edit.</text:p>
        </text:list-item>
      </text:list>
      <text:p text:style-name="P17">To collapse the selection back down to single, hit <text:span text:style-name="menuCommand_20_character">Esc</text:span></text:p>
      <text:p text:style-name="P18">Make multiple selections based on matching: Select starting occurrence then hit <text:span text:style-name="menuCommand_20_character">Cmd d</text:span> to select additional matches, to skip a match, hit <text:span text:style-name="menuCommand_20_character">Cmd k</text:span> instead, then go back to <text:span text:style-name="menuCommand_20_character">Cmd d</text:span>. If you select one by mistake, use <text:span text:style-name="menuCommand_20_character">Cmd u</text:span> (undo selection) to go backwards through the selections</text:p>
      <text:p text:style-name="P18"><text:span text:style-name="T1">Example</text:span>: Say you want to select the content of 4 paragraph tags. Select the first opening p tag, use <text:span text:style-name="menuCommand_20_character">Cmd d</text:span> to select the next 3, move the mutiple cursors inside the tag, use<text:span text:style-name="menuCommand_20_character"> Cmd Shift a</text:span> to select contents of tag, copy and paste into new file, make edits, select all, split selection into lines with <text:span text:style-name="menuCommand_20_character">Cmd Shift l</text:span>, go back to other file and paste new content into still selected p tag contents.</text:p>
      <text:p text:style-name="P10"/>
      <text:p text:style-name="P10"/>
      <text:p text:style-name="P10"/>
      <text:p text:style-name="P9">Settings</text:p>
      <text:p text:style-name="P9"/>
      <text:p text:style-name="P8"/>
      <text:p text:style-name="P6"><text:soft-page-break/></text:p>
      <text:p text:style-name="P6"/>
      <text:p text:style-name="P6"/>
      <text:p text:style-name="P6"/>
      <text:h text:style-name="wH3" text:outline-level="3">Character Encodings <text:span text:style-name="T5">in HTML text content</text:span></text:h>
      <text:p text:style-name="P4"><text:span text:style-name="T4">Double 6 quote: </text:span><text:span text:style-name="menuCommand_20_character"><text:s/>Opt [ </text:span></text:p>
      <text:p text:style-name="P3"><text:span text:style-name="T5"><text:s/>Single 6 quote: </text:span><text:span text:style-name="menuCommand_20_character">Opt ]</text:span></text:p>
      <text:p text:style-name="P2"><text:span text:style-name="T4"><text:s/>Double 9 quote:</text:span><text:span text:style-name="menuCommand_20_character"> </text:span><text:span text:style-name="menuCommand_20_character"><text:span text:style-name="T4">Shift Opt [</text:span></text:span></text:p>
      <text:p text:style-name="P3"><text:span text:style-name="T5">Single 9 quote</text:span>: <text:span text:style-name="menuCommand_20_character">Shift Opt ]</text:span></text:p>
      <text:p text:style-name="P5">Spell check in the content text: <text:span text:style-name="menuCommand_20_character">View → Spellcheck</text:span></text:p>
      <text:p text:style-name="P5"/>
      <text:p text:style-name="P1"/>
      <text:p text:style-name="wNoteBody"/>
      <text:p text:style-name="P1"/>
      <text:h text:style-name="wH3" text:outline-level="3"><text:span text:style-name="T9">Auto Completion and </text:span>Snippets</text:h>
      <text:p text:style-name="wNoteBody">Auto complete popups with more than one entry use fuzzy search</text:p>
      <text:p text:style-name="P19"><text:span text:style-name="menuCommand_20_character">Ctrl Spacebar </text:span>to bring up the autocompletion list (everything)</text:p>
      <text:p text:style-name="P20">Auto Complete Invisible: type the first few letters and hit tab to autocomplete with Sublimes best guess. Continue to hit tab for more guesses or hit Ctrl Spacebar to bring up list.</text:p>
      <text:p text:style-name="P19">Auto complete commit: by default it's enter, to change to tab, enter the following in User Prefs:</text:p>
      <text:p text:style-name="P20">Bring up the Snippets available for the current context: Bring up the command palette ( <text:span text:style-name="menuCommand_20_character">Cmd Shift p </text:span>) then type 'snip' </text:p>
      <text:p text:style-name="wNoteBody"><text:span text:style-name="menuCommand_20_character">Tools → Snippets</text:span> for the panel, or, better, <text:span text:style-name="menuCommand_20_character">Shift Cmd P</text:span><text:span text:style-name="T1"> </text:span>then type in snippet</text:p>
      <text:p text:style-name="wNoteBody">Snippets are associated with file type</text:p>
      <text:p text:style-name="wNoteBody">When using a snippet, say for an if statement, st2 offers tab insertion so you can tab to each of the things you want to replace</text:p>
      <text:p text:style-name="wNoteBody">To create a snippet, </text:p>
      <text:p text:style-name="wMenuSelections">Tools → New Snippets</text:p>
      <text:p text:style-name="wNoteBody">add trigger if desired</text:p>
      <text:p text:style-name="wNoteBody">Save with <text:span text:style-name="menuCommand_20_character">Cmd+S</text:span>, will open folder to <text:span text:style-name="menuCommand_20_character">Packages -&gt; User</text:span>. Create folder for type -ie- Javascript, then name with the extension .sublime-snippet</text:p>
      <text:p text:style-name="wCodeSingleLine">Hello, ${1:this} is a ${2:snippet}</text:p>
      <text:p text:style-name="wNoteBody">In the above, each of the curly brace shows a tab point with the default val<text:span text:style-name="T2">ue</text:span></text:p>
      <text:p text:style-name="wNoteBody"/>
      <text:h text:style-name="P31" text:outline-level="3"><text:soft-page-break/>Themes</text:h>
      <text:p text:style-name="wNoteBody">Download theme from github and extract. Rename folder <text:span text:style-name="T16">with a name in the form</text:span></text:p>
      <text:p text:style-name="P38">Theme-Themename</text:p>
      <text:p text:style-name="P38">Drag folder into your packages directory.</text:p>
      <text:p text:style-name="P38">Open user preferences and add a line - example for Soda theme</text:p>
      <text:p text:style-name="wCodeSingleLine">“theme”: “Soda Light.sublime-theme”</text:p>
      <text:h text:style-name="Heading_20_3" text:outline-level="3"/>
      <text:h text:style-name="Heading_20_3" text:outline-level="3">Macros</text:h>
      <text:p text:style-name="P20"><text:span text:style-name="menuCommand_20_character">Ctrl q</text:span> to start and finish recording macro. <text:span text:style-name="T10">Macros aren't saved automatically, so do the following to make it permanent:</text:span></text:p>
      <text:list xml:id="list4728699417682295109" text:style-name="L3">
        <text:list-item>
          <text:p text:style-name="P37">Go to Tools and choose Save Macro. Save the file with a descriptive name</text:p>
        </text:list-item>
        <text:list-item>
          <text:p text:style-name="P37">Next, set up the keybinding in Preferences → Key Binding → <text:line-break/><text:span text:style-name="T11">Here's an example of what to add to connect the example macro that jumps to the end of the line, adds a semicolon and then a new line.</text:span></text:p>
        </text:list-item>
      </text:list>
      <text:p text:style-name="wCodeSingleLine"><text:tab/>{ "keys": ["super+;"], "command": "run_macro_file", "args": {"file": "Packages/User/eol_semicolon.sublime-macro"}}</text:p>
      <text:h text:style-name="Heading_20_3" text:outline-level="3">Package Control</text:h>
      <text:p text:style-name="P21">Easy way to install packages. Get it from wbond.net</text:p>
      <text:p text:style-name="P21">To run, open Command Palette ( <text:span text:style-name="menuCommand_20_character">Cmd Shift p</text:span> ) and type package. Will use 'install package' the most. </text:p>
      <text:p text:style-name="P21">Packages to Install:</text:p>
      <text:p text:style-name="P21"><text:span text:style-name="T1">ReadMePlease</text:span> – quick access to package readmes</text:p>
      <text:p text:style-name="P22"><text:span text:style-name="T1">colorPicker</text:span> – Cmd Shift c brings up the OS color picker in any css file. Choose a color, hit Pick and it will insert the hex into your file.</text:p>
      <text:p text:style-name="P23"><text:span text:style-name="T1">Line Endings </text:span>– Maybe Unify from wbond</text:p>
      <text:p text:style-name="P23"><text:span text:style-name="T1">SidebarEnhancements</text:span> – set up to use F12 to open in browser. Look in package folder to set default browser to the one of choice.</text:p>
      <text:p text:style-name="P23"><text:span text:style-name="T1">HyperlinkHelper</text:span> – <text:span text:style-name="T12">creates your hyperlinks automatically given a url</text:span></text:p>
      <text:p text:style-name="P28"><text:span text:style-name="T1">Emmet</text:span> – expands abbreviations into full html code,</text:p>
      <text:p text:style-name="P26">Example to build an unordered list:</text:p>
      <text:p text:style-name="P25"><text:tab/>ul#nav&gt;li.item$*4&gt;a{Item $}</text:p>
      <text:p text:style-name="P26">Then hit Tab and it will expand into an unordered list with id nav and 4 items each with the class name Item x. </text:p>
      <text:p text:style-name="P26">Move quickly to a point in your html. Takes you to points between tags where there currently is no content. Invoke with Ctrl Opt → or ← </text:p>
      <text:p text:style-name="P27"><text:soft-page-break/>Select next/prev item. Cmd Shift period or comma</text:p>
      <text:p text:style-name="P27">Toggle Comment Emmet Style. Cmd Shift / will comment out everything from the opening to the closing tag. Comments out the entire block that your cursor is in.</text:p>
      <text:p text:style-name="P27">Add class or id attributes to the tag your currently in. Hidden. Go to user preferences file and add the following setting:</text:p>
      <text:p text:style-name="P25">“auto_id_class”: true</text:p>
      <text:p text:style-name="P27">Then invoke with cursor in tag, type # for an id or a period for a class.</text:p>
      <text:p text:style-name="P27">Docs.emmet.io for documentation. Keyboard shortcuts aren't always the same. See readme for those.</text:p>
      <text:p text:style-name="P29">Also check out <text:span text:style-name="T1">SFTP</text:span> by Will Bond uploads by ftp directly to site</text:p>
      <text:p text:style-name="P30">Git</text:p>
      <text:p text:style-name="P29"><text:span text:style-name="T1">GitGutter</text:span> – shows changed lines in current version</text:p>
      <text:p text:style-name="P29"><text:span text:style-name="T1">SublimeLinter</text:span> – checks your code for common errors</text:p>
      <text:p text:style-name="P29"><text:span text:style-name="T1">PlainTasks</text:span> – makes a todo list right in the editor.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ndale Mono" svg:font-family="'Andale Mono'" style:font-pitch="variable"/>
    <style:font-face style:name="Futura" svg:font-family="Futura" style:font-pitch="variable"/>
    <style:font-face style:name="Helvetica Neue" svg:font-family="'Helvetica Neue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Geneva" fo:font-family="Genev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Geneva" fo:font-family="Genev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wH1" style:family="paragraph" style:parent-style-name="Heading_20_1" style:default-outline-level="" style:list-style-name="">
      <style:text-properties style:font-name="Futura" fo:font-family="Futura" style:font-pitch="variable" fo:font-weight="normal" style:font-weight-asian="normal" style:font-weight-complex="normal"/>
    </style:style>
    <style:style style:name="wH3" style:family="paragraph" style:parent-style-name="Heading_20_3" style:default-outline-level="" style:list-style-name="">
      <style:text-properties style:font-name="Futura" fo:font-family="Futura" style:font-pitch="variable" fo:font-weight="normal" style:font-weight-asian="normal" style:font-weight-complex="normal"/>
    </style:style>
    <style:style style:name="wMenuSelections" style:family="paragraph" style:parent-style-name="Text_20_body">
      <style:text-properties style:font-name="Helvetica Neue" fo:font-family="'Helvetica Neue'" style:font-pitch="variable" fo:font-size="11pt" fo:font-weight="bold" officeooo:rsid="000c6e03" style:font-size-asian="11pt" style:font-weight-asian="bold" style:font-size-complex="11pt" style:font-weight-complex="bold"/>
    </style:style>
    <style:style style:name="wCodeSingleLine" style:family="paragraph" style:parent-style-name="Text_20_body">
      <style:text-properties style:font-name="Andale Mono" fo:font-family="'Andale Mono'" style:font-pitch="variable" fo:font-size="10pt" officeooo:rsid="000d8521" style:font-size-asian="9pt" style:font-size-complex="9pt"/>
    </style:style>
    <style:style style:name="wNoteBody" style:family="paragraph" style:parent-style-name="Text_20_body">
      <style:text-properties style:font-name="Georgia" fo:font-family="Georgia" style:font-family-generic="roman" style:font-pitch="variable" fo:font-size="10pt" officeooo:rsid="000d8521" style:font-size-asian="10pt" style:font-size-complex="10pt"/>
    </style:style>
    <style:style style:name="wH4" style:family="paragraph" style:parent-style-name="wH3">
      <style:text-properties fo:font-size="10pt" fo:font-weight="normal" style:font-size-asian="10pt" style:font-weight-asian="normal" style:font-size-complex="10pt" style:font-weight-complex="normal"/>
    </style:style>
    <style:style style:name="menuCommand_20_character" style:display-name="menuCommand character" style:family="text">
      <style:text-properties style:font-name="Helvetica Neue" fo:font-family="'Helvetica Neue'" style:font-pitch="variable" fo:font-size="10pt" fo:font-weight="bold" officeooo:rsid="000c6e03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8:29:52.714275000</meta:creation-date>
    <meta:generator>LibreOffice/5.0.3.2$MacOSX_X86_64 LibreOffice_project/e5f16313668ac592c1bfb310f4390624e3dbfb75</meta:generator>
    <dc:date>2015-12-24T01:01:50.542363000</dc:date>
    <meta:editing-duration>P1DT6H49M25S</meta:editing-duration>
    <meta:editing-cycles>12</meta:editing-cycles>
    <meta:document-statistic meta:table-count="0" meta:image-count="0" meta:object-count="0" meta:page-count="5" meta:paragraph-count="102" meta:word-count="1326" meta:character-count="7229" meta:non-whitespace-character-count="5983"/>
  </office:meta>
</office:document-meta>
</file>